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5625in"/>
    </style:style>
    <style:style style:name="Table1.B" style:family="table-column">
      <style:table-column-properties style:column-width="4.13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5625in"/>
    </style:style>
    <style:style style:name="Table2.B" style:family="table-column">
      <style:table-column-properties style:column-width="4.13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5625in"/>
    </style:style>
    <style:style style:name="Table3.B" style:family="table-column">
      <style:table-column-properties style:column-width="4.135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8" style:family="table-row">
      <style:table-row-properties style:min-row-height="0.3063in"/>
    </style:style>
    <style:style style:name="P1" style:family="paragraph" style:parent-style-name="Standard">
      <style:text-properties officeooo:rsid="000761fe" officeooo:paragraph-rsid="000761fe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81760" officeooo:paragraph-rsid="00081760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paragraph-rsid="000a5b16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bold" officeooo:rsid="000761fe" officeooo:paragraph-rsid="000761fe" style:font-weight-asian="bold" style:font-weight-complex="bold"/>
    </style:style>
    <style:style style:name="P7" style:family="paragraph" style:parent-style-name="Table_20_Contents">
      <style:text-properties fo:font-weight="bold" officeooo:rsid="0009dd9f" officeooo:paragraph-rsid="0009dd9f" style:font-weight-asian="bold" style:font-weight-complex="bold"/>
    </style:style>
    <style:style style:name="P8" style:family="paragraph" style:parent-style-name="Table_20_Contents">
      <style:text-properties fo:font-weight="bold" officeooo:rsid="000a5b16" officeooo:paragraph-rsid="000a5b16" style:font-weight-asian="bold" style:font-weight-complex="bold"/>
    </style:style>
    <style:style style:name="P9" style:family="paragraph" style:parent-style-name="Table_20_Contents">
      <style:text-properties fo:font-weight="bold" officeooo:paragraph-rsid="000b7110" style:font-weight-asian="bold" style:font-weight-complex="bold"/>
    </style:style>
    <style:style style:name="P10" style:family="paragraph" style:parent-style-name="Table_20_Contents">
      <style:text-properties fo:color="#1c1c1c" fo:font-weight="bold" officeooo:rsid="000761fe" officeooo:paragraph-rsid="000761fe" style:font-weight-asian="bold" style:font-weight-complex="bold"/>
    </style:style>
    <style:style style:name="P11" style:family="paragraph" style:parent-style-name="Table_20_Contents">
      <style:text-properties fo:color="#1c1c1c" officeooo:rsid="00081760" officeooo:paragraph-rsid="00081760"/>
    </style:style>
    <style:style style:name="P12" style:family="paragraph" style:parent-style-name="Table_20_Contents">
      <style:text-properties fo:color="#1c1c1c" fo:font-size="15pt" fo:font-weight="bold" officeooo:rsid="000761fe" officeooo:paragraph-rsid="000761fe" fo:background-color="transparent" style:font-size-asian="15pt" style:font-weight-asian="bold" style:font-size-complex="15pt" style:font-weight-complex="bold"/>
    </style:style>
    <style:style style:name="P13" style:family="paragraph" style:parent-style-name="Table_20_Contents">
      <style:text-properties officeooo:rsid="00081760" officeooo:paragraph-rsid="00081760"/>
    </style:style>
    <style:style style:name="P14" style:family="paragraph" style:parent-style-name="Table_20_Contents">
      <style:text-properties officeooo:rsid="0009dd9f" officeooo:paragraph-rsid="0009dd9f"/>
    </style:style>
    <style:style style:name="P15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fo:font-size="15pt" fo:font-weight="bold" officeooo:rsid="000a5b16" officeooo:paragraph-rsid="000a5b16" style:font-size-asian="15pt" style:font-weight-asian="bold" style:font-size-complex="15pt" style:font-weight-complex="bold"/>
    </style:style>
    <style:style style:name="P17" style:family="paragraph" style:parent-style-name="Table_20_Contents">
      <style:text-properties fo:font-size="15pt" officeooo:rsid="000a5b16" officeooo:paragraph-rsid="000a5b16" style:font-size-asian="15pt" style:font-size-complex="15pt"/>
    </style:style>
    <style:style style:name="T1" style:family="text">
      <style:text-properties officeooo:rsid="00081760"/>
    </style:style>
    <style:style style:name="T2" style:family="text">
      <style:text-properties officeooo:rsid="0009dd9f"/>
    </style:style>
    <style:style style:name="T3" style:family="text">
      <style:text-properties fo:font-size="18pt" fo:font-weight="bold" officeooo:rsid="000a5b16" style:font-size-asian="18pt" style:font-weight-asian="bold" style:font-size-complex="18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Linux Directory Structure</text:p>
      <table:table table:name="Table1" table:style-name="Table1">
        <table:table-column table:style-name="Table1.A"/>
        <table:table-column table:style-name="Table1.B"/>
        <table:table-row table:style-name="TableLine94579436646304">
          <table:table-cell table:style-name="Table1.A1" office:value-type="string">
            <text:p text:style-name="P12">Commands</text:p>
          </table:table-cell>
          <table:table-cell table:style-name="Table1.B1" office:value-type="string">
            <text:p text:style-name="P12">Description</text:p>
          </table:table-cell>
        </table:table-row>
        <table:table-row table:style-name="TableLine94579436646304">
          <table:table-cell table:style-name="Table1.A2" office:value-type="string">
            <text:p text:style-name="P10">/</text:p>
          </table:table-cell>
          <table:table-cell table:style-name="Table1.B2" office:value-type="string">
            <text:p text:style-name="P11">Root, the top of the file system hierarchy</text:p>
          </table:table-cell>
        </table:table-row>
        <table:table-row table:style-name="TableLine94579436646304">
          <table:table-cell table:style-name="Table1.A2" office:value-type="string">
            <text:p text:style-name="P6">/<text:span text:style-name="T1">bin</text:span></text:p>
          </table:table-cell>
          <table:table-cell table:style-name="Table1.B2" office:value-type="string">
            <text:p text:style-name="P13">Binaries and other executable programs</text:p>
          </table:table-cell>
        </table:table-row>
        <table:table-row table:style-name="TableLine94579436646304">
          <table:table-cell table:style-name="Table1.A2" office:value-type="string">
            <text:p text:style-name="P5">/<text:span text:style-name="T1">etc</text:span></text:p>
          </table:table-cell>
          <table:table-cell table:style-name="Table1.B2" office:value-type="string">
            <text:p text:style-name="P13">System Configuration files</text:p>
          </table:table-cell>
        </table:table-row>
        <table:table-row table:style-name="TableLine94579436646304">
          <table:table-cell table:style-name="Table1.A2" office:value-type="string">
            <text:p text:style-name="P5">/<text:span text:style-name="T1">opt</text:span></text:p>
          </table:table-cell>
          <table:table-cell table:style-name="Table1.B2" office:value-type="string">
            <text:p text:style-name="P13">Optional or third party software</text:p>
          </table:table-cell>
        </table:table-row>
        <table:table-row table:style-name="TableLine94579436646304">
          <table:table-cell table:style-name="Table1.A2" office:value-type="string">
            <text:p text:style-name="P5">/<text:span text:style-name="T1">tmp</text:span></text:p>
          </table:table-cell>
          <table:table-cell table:style-name="Table1.B2" office:value-type="string">
            <text:p text:style-name="P13">Temporary spece, typically cleared on reboot</text:p>
          </table:table-cell>
        </table:table-row>
        <table:table-row table:style-name="TableLine94579436646304">
          <table:table-cell table:style-name="Table1.A2" office:value-type="string">
            <text:p text:style-name="P5">/<text:span text:style-name="T1">usr</text:span></text:p>
          </table:table-cell>
          <table:table-cell table:style-name="Table1.B2" office:value-type="string">
            <text:p text:style-name="P13">User related programs</text:p>
          </table:table-cell>
        </table:table-row>
        <table:table-row table:style-name="TableLine94579436646304">
          <table:table-cell table:style-name="Table1.A2" office:value-type="string">
            <text:p text:style-name="P5">/<text:span text:style-name="T1">var </text:span></text:p>
          </table:table-cell>
          <table:table-cell table:style-name="Table1.B2" office:value-type="string">
            <text:p text:style-name="P13">Variable data, most notably log files.</text:p>
          </table:table-cell>
        </table:table-row>
        <table:table-row table:style-name="TableLine94579436646304">
          <table:table-cell table:style-name="Table1.A2" office:value-type="string">
            <text:p text:style-name="P5">/<text:span text:style-name="T2">media</text:span></text:p>
          </table:table-cell>
          <table:table-cell table:style-name="Table1.B2" office:value-type="string">
            <text:p text:style-name="P14">Used to mount removable media</text:p>
          </table:table-cell>
        </table:table-row>
        <table:table-row table:style-name="TableLine94579436646304">
          <table:table-cell table:style-name="Table1.A2" office:value-type="string">
            <text:p text:style-name="P7">/export </text:p>
          </table:table-cell>
          <table:table-cell table:style-name="Table1.B2" office:value-type="string">
            <text:p text:style-name="P14">Shared file system</text:p>
          </table:table-cell>
        </table:table-row>
        <table:table-row table:style-name="TableLine94579436646304">
          <table:table-cell table:style-name="Table1.A2" office:value-type="string">
            <text:p text:style-name="P5">/<text:span text:style-name="T2">mnt</text:span></text:p>
          </table:table-cell>
          <table:table-cell table:style-name="Table1.B2" office:value-type="string">
            <text:p text:style-name="P14">Used to mount external file system</text:p>
          </table:table-cell>
        </table:table-row>
        <table:table-row table:style-name="TableLine94579436646304">
          <table:table-cell table:style-name="Table1.A2" office:value-type="string">
            <text:p text:style-name="P5">/<text:span text:style-name="T2">proc</text:span></text:p>
          </table:table-cell>
          <table:table-cell table:style-name="Table1.B2" office:value-type="string">
            <text:p text:style-name="P14">Provides info about running process</text:p>
          </table:table-cell>
        </table:table-row>
        <table:table-row table:style-name="TableLine94579436646304">
          <table:table-cell table:style-name="Table1.A2" office:value-type="string">
            <text:p text:style-name="P5">/<text:span text:style-name="T2">sys</text:span></text:p>
          </table:table-cell>
          <table:table-cell table:style-name="Table1.B2" office:value-type="string">
            <text:p text:style-name="P14">Used to display and sometimes configure the devices known to the linux kernel</text:p>
          </table:table-cell>
        </table:table-row>
        <table:table-row table:style-name="TableLine94579436646304">
          <table:table-cell table:style-name="Table1.A2" office:value-type="string">
            <text:p text:style-name="P15"><text:span text:style-name="T2">usr/local,<text:line-break/>/opt</text:span></text:p>
          </table:table-cell>
          <table:table-cell table:style-name="Table1.B2" office:value-type="string">
            <text:p text:style-name="P14">Applications that are not part of the base OS can be install on these locations</text:p>
          </table:table-cell>
        </table:table-row>
      </table:table>
      <text:p text:style-name="P1"/>
      <text:p text:style-name="P4"><text:span text:style-name="T3">Basic Linux Commands</text:span></text:p>
      <table:table table:name="Table2" table:style-name="Table2">
        <table:table-column table:style-name="Table2.A"/>
        <table:table-column table:style-name="Table2.B"/>
        <table:table-row table:style-name="TableLine94579446963264">
          <table:table-cell table:style-name="Table2.A1" office:value-type="string">
            <text:p text:style-name="P16">Commands</text:p>
          </table:table-cell>
          <table:table-cell table:style-name="Table2.B1" office:value-type="string">
            <text:p text:style-name="P17">Description</text:p>
          </table:table-cell>
        </table:table-row>
        <table:table-row table:style-name="TableLine94579446963264">
          <table:table-cell table:style-name="Table2.A2" office:value-type="string">
            <text:p text:style-name="P8">ls(ls-l, ls -a,ls -alh)</text:p>
          </table:table-cell>
          <table:table-cell table:style-name="Table2.B2" office:value-type="string">
            <text:p text:style-name="Table_20_Contents">List directory contents</text:p>
          </table:table-cell>
        </table:table-row>
        <table:table-row table:style-name="TableLine94579446963264">
          <table:table-cell table:style-name="Table2.A2" office:value-type="string">
            <text:p text:style-name="P5">cd</text:p>
          </table:table-cell>
          <table:table-cell table:style-name="Table2.B2" office:value-type="string">
            <text:p text:style-name="Table_20_Contents">Changes the current directory</text:p>
          </table:table-cell>
        </table:table-row>
        <table:table-row table:style-name="TableLine94579446963264">
          <table:table-cell table:style-name="Table2.A2" office:value-type="string">
            <text:p text:style-name="P5">pwd</text:p>
          </table:table-cell>
          <table:table-cell table:style-name="Table2.B2" office:value-type="string">
            <text:p text:style-name="Table_20_Contents">Display present working directory</text:p>
          </table:table-cell>
        </table:table-row>
        <table:table-row table:style-name="TableLine94579446963264">
          <table:table-cell table:style-name="Table2.A2" office:value-type="string">
            <text:p text:style-name="P5">cat</text:p>
          </table:table-cell>
          <table:table-cell table:style-name="Table2.B2" office:value-type="string">
            <text:p text:style-name="Table_20_Contents">Concatenates and display files</text:p>
          </table:table-cell>
        </table:table-row>
        <table:table-row table:style-name="TableLine94579446963264">
          <table:table-cell table:style-name="Table2.A2" office:value-type="string">
            <text:p text:style-name="P5">tac</text:p>
          </table:table-cell>
          <table:table-cell table:style-name="Table2.B2" office:value-type="string">
            <text:p text:style-name="Table_20_Contents">Display the content in reverse order</text:p>
          </table:table-cell>
        </table:table-row>
        <table:table-row table:style-name="TableLine94579446963264">
          <table:table-cell table:style-name="Table2.A2" office:value-type="string">
            <text:p text:style-name="P5">man</text:p>
          </table:table-cell>
          <table:table-cell table:style-name="Table2.B2" office:value-type="string">
            <text:p text:style-name="Table_20_Contents">Display the online manual of a specified command</text:p>
          </table:table-cell>
        </table:table-row>
        <table:table-row table:style-name="TableLine94579446963264">
          <table:table-cell table:style-name="Table2.A2" office:value-type="string">
            <text:p text:style-name="P9">echo</text:p>
          </table:table-cell>
          <table:table-cell table:style-name="Table2.B2" office:value-type="string">
            <text:p text:style-name="Table_20_Contents">Display arguments to the screen</text:p>
          </table:table-cell>
        </table:table-row>
        <table:table-row table:style-name="TableLine94579446963264">
          <table:table-cell table:style-name="Table2.A2" office:value-type="string">
            <text:p text:style-name="P5">which</text:p>
          </table:table-cell>
          <table:table-cell table:style-name="Table2.B2" office:value-type="string">
            <text:p text:style-name="Table_20_Contents">Where the location of specified command or where it comes from</text:p>
          </table:table-cell>
        </table:table-row>
        <table:table-row table:style-name="TableLine94579446963264">
          <table:table-cell table:style-name="Table2.A2" office:value-type="string">
            <text:p text:style-name="P5">Cd -</text:p>
          </table:table-cell>
          <table:table-cell table:style-name="Table2.B2" office:value-type="string">
            <text:p text:style-name="Table_20_Contents">Previous directory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Directories and Files</text:p>
      <table:table table:name="Table3" table:style-name="Table3">
        <table:table-column table:style-name="Table3.A"/>
        <table:table-column table:style-name="Table3.B"/>
        <table:table-row table:style-name="TableLine94579461136272">
          <table:table-cell table:style-name="Table3.A1" office:value-type="string">
            <text:p text:style-name="Table_20_Contents">Commands</text:p>
          </table:table-cell>
          <table:table-cell table:style-name="Table3.B1" office:value-type="string">
            <text:p text:style-name="Table_20_Contents">Description</text:p>
          </table:table-cell>
        </table:table-row>
        <table:table-row table:style-name="TableLine94579461136272">
          <table:table-cell table:style-name="Table3.A2" office:value-type="string">
            <text:p text:style-name="Table_20_Contents">mkdir</text:p>
          </table:table-cell>
          <table:table-cell table:style-name="Table3.B2" office:value-type="string">
            <text:p text:style-name="Table_20_Contents">To make dir/folder</text:p>
          </table:table-cell>
        </table:table-row>
        <table:table-row table:style-name="TableLine94579461136272">
          <table:table-cell table:style-name="Table3.A2" office:value-type="string">
            <text:p text:style-name="Table_20_Contents">rmdir</text:p>
          </table:table-cell>
          <table:table-cell table:style-name="Table3.B2" office:value-type="string">
            <text:p text:style-name="Table_20_Contents">Remove empty dir</text:p>
          </table:table-cell>
        </table:table-row>
        <table:table-row table:style-name="TableLine94579461136272">
          <table:table-cell table:style-name="Table3.A2" office:value-type="string">
            <text:p text:style-name="Table_20_Contents">rm</text:p>
          </table:table-cell>
          <table:table-cell table:style-name="Table3.B2" office:value-type="string">
            <text:p text:style-name="Table_20_Contents">Remove a file</text:p>
          </table:table-cell>
        </table:table-row>
        <table:table-row table:style-name="TableLine94579461136272">
          <table:table-cell table:style-name="Table3.A2" office:value-type="string">
            <text:p text:style-name="Table_20_Contents">touch</text:p>
          </table:table-cell>
          <table:table-cell table:style-name="Table3.B2" office:value-type="string">
            <text:p text:style-name="Table_20_Contents">To create a file </text:p>
          </table:table-cell>
        </table:table-row>
        <table:table-row table:style-name="TableLine94579461136272">
          <table:table-cell table:style-name="Table3.A2" office:value-type="string">
            <text:p text:style-name="Table_20_Contents">rm</text:p>
          </table:table-cell>
          <table:table-cell table:style-name="Table3.B2" office:value-type="string">
            <text:p text:style-name="Table_20_Contents">To remove file</text:p>
          </table:table-cell>
        </table:table-row>
        <table:table-row table:style-name="TableLine94579461136272">
          <table:table-cell table:style-name="Table3.A2" office:value-type="string">
            <text:p text:style-name="Table_20_Contents">Rm -rf filename</text:p>
          </table:table-cell>
          <table:table-cell table:style-name="Table3.B2" office:value-type="string">
            <text:p text:style-name="Table_20_Contents">Remove a non-empty dir recursively</text:p>
          </table:table-cell>
        </table:table-row>
        <table:table-row table:style-name="Table3.8">
          <table:table-cell table:style-name="Table3.A2" office:value-type="string">
            <text:p text:style-name="Table_20_Contents">ls -F</text:p>
          </table:table-cell>
          <table:table-cell table:style-name="Table3.B2" office:value-type="string">
            <text:p text:style-name="Table_20_Contents">To check the type of file /(dir), @(link), *(executable)</text:p>
          </table:table-cell>
        </table:table-row>
        <table:table-row table:style-name="TableLine94579461136272">
          <table:table-cell table:style-name="Table3.A2" office:value-type="string">
            <text:p text:style-name="Table_20_Contents">ls -t</text:p>
          </table:table-cell>
          <table:table-cell table:style-name="Table3.B2" office:value-type="string">
            <text:p text:style-name="Table_20_Contents">List file w.r.t time</text:p>
          </table:table-cell>
        </table:table-row>
        <table:table-row table:style-name="TableLine94579461136272">
          <table:table-cell table:style-name="Table3.A2" office:value-type="string">
            <text:p text:style-name="Table_20_Contents">ls -r</text:p>
          </table:table-cell>
          <table:table-cell table:style-name="Table3.B2" office:value-type="string">
            <text:p text:style-name="Table_20_Contents">In reverse order</text:p>
          </table:table-cell>
        </table:table-row>
        <table:table-row table:style-name="TableLine94579461136272">
          <table:table-cell table:style-name="Table3.A2" office:value-type="string">
            <text:p text:style-name="Table_20_Contents">ls -latr</text:p>
          </table:table-cell>
          <table:table-cell table:style-name="Table3.B2" office:value-type="string">
            <text:p text:style-name="Table_20_Contents">Long listing all the file w.r.t time in reverse order</text:p>
          </table:table-cell>
        </table:table-row>
        <table:table-row table:style-name="TableLine94579461136272">
          <table:table-cell table:style-name="Table3.A2" office:value-type="string">
            <text:p text:style-name="Table_20_Contents">ls -R</text:p>
          </table:table-cell>
          <table:table-cell table:style-name="Table3.B2" office:value-type="string">
            <text:p text:style-name="Table_20_Contents">List files recursively </text:p>
          </table:table-cell>
        </table:table-row>
        <table:table-row table:style-name="TableLine94579461136272">
          <table:table-cell table:style-name="Table3.A2" office:value-type="string">
            <text:p text:style-name="Table_20_Contents">tree -d</text:p>
          </table:table-cell>
          <table:table-cell table:style-name="Table3.B2" office:value-type="string">
            <text:p text:style-name="Table_20_Contents">List directories only </text:p>
          </table:table-cell>
        </table:table-row>
        <table:table-row table:style-name="TableLine94579461136272">
          <table:table-cell table:style-name="Table3.A2" office:value-type="string">
            <text:p text:style-name="Table_20_Contents">tree -c</text:p>
          </table:table-cell>
          <table:table-cell table:style-name="Table3.B2" office:value-type="string">
            <text:p text:style-name="Table_20_Contents">Same above but colorized output</text:p>
          </table:table-cell>
        </table:table-row>
        <table:table-row table:style-name="TableLine94579461136272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Standard"/>
      <text:p text:style-name="Standard">Disk Managment</text:p>
      <text:p text:style-name="Standard">User Managment</text:p>
      <text:p text:style-name="Standard">Vi Editor</text:p>
      <text:p text:style-name="Standard"/>
      <text:p text:style-name="Standard">Advance Linux Permission</text:p>
      <text:p text:style-name="Standard">The Linux Boot Process and System Logging</text:p>
      <text:p text:style-name="Standard">Advanced Command Line Skills – Command Line Kung Fu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6T15:58:17.745535569</meta:creation-date>
    <dc:date>2023-07-06T18:15:27.547899310</dc:date>
    <meta:editing-duration>PT1H2M21S</meta:editing-duration>
    <meta:editing-cycles>4</meta:editing-cycles>
    <meta:generator>LibreOffice/6.4.7.2$Linux_X86_64 LibreOffice_project/40$Build-2</meta:generator>
    <meta:document-statistic meta:table-count="3" meta:image-count="0" meta:object-count="0" meta:page-count="2" meta:paragraph-count="85" meta:word-count="277" meta:character-count="1630" meta:non-whitespace-character-count="1432"/>
  </office:meta>
</office:document-meta>
</file>